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Pictures/2000000A000000DD000000DD245BE18F0D847CFC.svm" manifest:media-type="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6pt"/>
    </style:style>
    <style:style style:name="co2" style:family="table-column">
      <style:table-column-properties fo:break-before="auto" style:column-width="70.6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>
        <table:iteration table:status="enable"/>
      </table:calculation-settings>
      <table:table table:name="speedDifference6" table:style-name="ta1">
        <table:shapes>
          <draw:frame draw:z-index="0" draw:style-name="gr1" draw:text-style-name="P1" svg:width="381.23pt" svg:height="255.09pt" svg:x="149.44pt" svg:y="2.83pt">
            <loext:p draw:notify-on-update-of-ranges="speedDifference6.A1:speedDifference6.A100 speedDifference6.B1:speedDifference6.B1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1.23571428571429" calcext:value-type="float">
            <text:p>1.2357142857</text:p>
          </table:table-cell>
          <table:table-cell office:value-type="float" office:value="0.0564506775284669" calcext:value-type="float">
            <text:p>0.0564506775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0852367114181654" calcext:value-type="float">
            <text:p>0.0852367114</text:p>
          </table:table-cell>
        </table:table-row>
        <table:table-row table:style-name="ro1">
          <table:table-cell office:value-type="float" office:value="1.63357972544879" calcext:value-type="float">
            <text:p>1.6335797254</text:p>
          </table:table-cell>
          <table:table-cell office:value-type="float" office:value="0.0550405127245673" calcext:value-type="float">
            <text:p>0.0550405127</text:p>
          </table:table-cell>
        </table:table-row>
        <table:table-row table:style-name="ro1">
          <table:table-cell office:value-type="float" office:value="1.81549573210768" calcext:value-type="float">
            <text:p>1.8154957321</text:p>
          </table:table-cell>
          <table:table-cell office:value-type="float" office:value="0.0510803278986427" calcext:value-type="float">
            <text:p>0.0510803279</text:p>
          </table:table-cell>
        </table:table-row>
        <table:table-row table:style-name="ro1">
          <table:table-cell office:value-type="float" office:value="3.02307242990654" calcext:value-type="float">
            <text:p>3.0230724299</text:p>
          </table:table-cell>
          <table:table-cell office:value-type="float" office:value="0.0502987339974338" calcext:value-type="float">
            <text:p>0.050298734</text:p>
          </table:table-cell>
        </table:table-row>
        <table:table-row table:style-name="ro1">
          <table:table-cell office:value-type="float" office:value="3.26907301066448" calcext:value-type="float">
            <text:p>3.2690730107</text:p>
          </table:table-cell>
          <table:table-cell office:value-type="float" office:value="0.0586814340982309" calcext:value-type="float">
            <text:p>0.0586814341</text:p>
          </table:table-cell>
        </table:table-row>
        <table:table-row table:style-name="ro1">
          <table:table-cell office:value-type="float" office:value="3.73306634163329" calcext:value-type="float">
            <text:p>3.7330663416</text:p>
          </table:table-cell>
          <table:table-cell office:value-type="float" office:value="0.0520476979590803" calcext:value-type="float">
            <text:p>0.052047698</text:p>
          </table:table-cell>
        </table:table-row>
        <table:table-row table:style-name="ro1">
          <table:table-cell office:value-type="float" office:value="3.81176216216216" calcext:value-type="float">
            <text:p>3.8117621622</text:p>
          </table:table-cell>
          <table:table-cell office:value-type="float" office:value="0.0505189132232213" calcext:value-type="float">
            <text:p>0.0505189132</text:p>
          </table:table-cell>
        </table:table-row>
        <table:table-row table:style-name="ro1">
          <table:table-cell office:value-type="float" office:value="4.04294156270519" calcext:value-type="float">
            <text:p>4.0429415627</text:p>
          </table:table-cell>
          <table:table-cell office:value-type="float" office:value="0.0765312360658703" calcext:value-type="float">
            <text:p>0.0765312361</text:p>
          </table:table-cell>
        </table:table-row>
        <table:table-row table:style-name="ro1">
          <table:table-cell office:value-type="float" office:value="4.1894794122982" calcext:value-type="float">
            <text:p>4.1894794123</text:p>
          </table:table-cell>
          <table:table-cell office:value-type="float" office:value="0.0687178875706613" calcext:value-type="float">
            <text:p>0.0687178876</text:p>
          </table:table-cell>
        </table:table-row>
        <table:table-row table:style-name="ro1">
          <table:table-cell office:value-type="float" office:value="4.22066416499732" calcext:value-type="float">
            <text:p>4.220664165</text:p>
          </table:table-cell>
          <table:table-cell office:value-type="float" office:value="0.0525168382569563" calcext:value-type="float">
            <text:p>0.0525168383</text:p>
          </table:table-cell>
        </table:table-row>
        <table:table-row table:style-name="ro1">
          <table:table-cell office:value-type="float" office:value="4.28986433161712" calcext:value-type="float">
            <text:p>4.2898643316</text:p>
          </table:table-cell>
          <table:table-cell office:value-type="float" office:value="0.0590547193174331" calcext:value-type="float">
            <text:p>0.0590547193</text:p>
          </table:table-cell>
        </table:table-row>
        <table:table-row table:style-name="ro1">
          <table:table-cell office:value-type="float" office:value="4.32169882064217" calcext:value-type="float">
            <text:p>4.3216988206</text:p>
          </table:table-cell>
          <table:table-cell office:value-type="float" office:value="0.0611587149123629" calcext:value-type="float">
            <text:p>0.0611587149</text:p>
          </table:table-cell>
        </table:table-row>
        <table:table-row table:style-name="ro1">
          <table:table-cell office:value-type="float" office:value="5.3635899327526" calcext:value-type="float">
            <text:p>5.3635899328</text:p>
          </table:table-cell>
          <table:table-cell office:value-type="float" office:value="0.0720539747240251" calcext:value-type="float">
            <text:p>0.0720539747</text:p>
          </table:table-cell>
        </table:table-row>
        <table:table-row table:style-name="ro1">
          <table:table-cell office:value-type="float" office:value="5.46398651663114" calcext:value-type="float">
            <text:p>5.4639865166</text:p>
          </table:table-cell>
          <table:table-cell office:value-type="float" office:value="0.0683536731703415" calcext:value-type="float">
            <text:p>0.0683536732</text:p>
          </table:table-cell>
        </table:table-row>
        <table:table-row table:style-name="ro1">
          <table:table-cell office:value-type="float" office:value="5.87158724079444" calcext:value-type="float">
            <text:p>5.8715872408</text:p>
          </table:table-cell>
          <table:table-cell office:value-type="float" office:value="0.0725622087385524" calcext:value-type="float">
            <text:p>0.0725622087</text:p>
          </table:table-cell>
        </table:table-row>
        <table:table-row table:style-name="ro1">
          <table:table-cell office:value-type="float" office:value="6.00597963340122" calcext:value-type="float">
            <text:p>6.0059796334</text:p>
          </table:table-cell>
          <table:table-cell office:value-type="float" office:value="0.0748565106150265" calcext:value-type="float">
            <text:p>0.0748565106</text:p>
          </table:table-cell>
        </table:table-row>
        <table:table-row table:style-name="ro1">
          <table:table-cell office:value-type="float" office:value="6.39381648110591" calcext:value-type="float">
            <text:p>6.3938164811</text:p>
          </table:table-cell>
          <table:table-cell office:value-type="float" office:value="0.0831543743953202" calcext:value-type="float">
            <text:p>0.0831543744</text:p>
          </table:table-cell>
        </table:table-row>
        <table:table-row table:style-name="ro1">
          <table:table-cell office:value-type="float" office:value="6.41393270683001" calcext:value-type="float">
            <text:p>6.4139327068</text:p>
          </table:table-cell>
          <table:table-cell office:value-type="float" office:value="0.0820829655565521" calcext:value-type="float">
            <text:p>0.0820829656</text:p>
          </table:table-cell>
        </table:table-row>
        <table:table-row table:style-name="ro1">
          <table:table-cell office:value-type="float" office:value="6.64870897683398" calcext:value-type="float">
            <text:p>6.6487089768</text:p>
          </table:table-cell>
          <table:table-cell office:value-type="float" office:value="0.0892378570794653" calcext:value-type="float">
            <text:p>0.0892378571</text:p>
          </table:table-cell>
        </table:table-row>
        <table:table-row table:style-name="ro1">
          <table:table-cell office:value-type="float" office:value="6.69694706009554" calcext:value-type="float">
            <text:p>6.6969470601</text:p>
          </table:table-cell>
          <table:table-cell office:value-type="float" office:value="0.0950904491390746" calcext:value-type="float">
            <text:p>0.0950904491</text:p>
          </table:table-cell>
        </table:table-row>
        <table:table-row table:style-name="ro1">
          <table:table-cell office:value-type="float" office:value="7.1140019379845" calcext:value-type="float">
            <text:p>7.114001938</text:p>
          </table:table-cell>
          <table:table-cell office:value-type="float" office:value="0.110341662094534" calcext:value-type="float">
            <text:p>0.1103416621</text:p>
          </table:table-cell>
        </table:table-row>
        <table:table-row table:style-name="ro1">
          <table:table-cell office:value-type="float" office:value="7.2220498500362" calcext:value-type="float">
            <text:p>7.22204985</text:p>
          </table:table-cell>
          <table:table-cell office:value-type="float" office:value="0.124676998051651" calcext:value-type="float">
            <text:p>0.1246769981</text:p>
          </table:table-cell>
        </table:table-row>
        <table:table-row table:style-name="ro1">
          <table:table-cell office:value-type="float" office:value="7.27989951147546" calcext:value-type="float">
            <text:p>7.2798995115</text:p>
          </table:table-cell>
          <table:table-cell office:value-type="float" office:value="0.122229139367677" calcext:value-type="float">
            <text:p>0.1222291394</text:p>
          </table:table-cell>
        </table:table-row>
        <table:table-row table:style-name="ro1">
          <table:table-cell office:value-type="float" office:value="7.36543326926743" calcext:value-type="float">
            <text:p>7.3654332693</text:p>
          </table:table-cell>
          <table:table-cell office:value-type="float" office:value="0.12245404483616" calcext:value-type="float">
            <text:p>0.1224540448</text:p>
          </table:table-cell>
        </table:table-row>
        <table:table-row table:style-name="ro1">
          <table:table-cell office:value-type="float" office:value="7.56913616089102" calcext:value-type="float">
            <text:p>7.5691361609</text:p>
          </table:table-cell>
          <table:table-cell office:value-type="float" office:value="0.123924593262133" calcext:value-type="float">
            <text:p>0.1239245933</text:p>
          </table:table-cell>
        </table:table-row>
        <table:table-row table:style-name="ro1">
          <table:table-cell office:value-type="float" office:value="7.63807713702948" calcext:value-type="float">
            <text:p>7.638077137</text:p>
          </table:table-cell>
          <table:table-cell office:value-type="float" office:value="0.129161579083201" calcext:value-type="float">
            <text:p>0.1291615791</text:p>
          </table:table-cell>
        </table:table-row>
        <table:table-row table:style-name="ro1">
          <table:table-cell office:value-type="float" office:value="7.64192017340608" calcext:value-type="float">
            <text:p>7.6419201734</text:p>
          </table:table-cell>
          <table:table-cell office:value-type="float" office:value="0.123527120768663" calcext:value-type="float">
            <text:p>0.1235271208</text:p>
          </table:table-cell>
        </table:table-row>
        <table:table-row table:style-name="ro1">
          <table:table-cell office:value-type="float" office:value="7.90115782083787" calcext:value-type="float">
            <text:p>7.9011578208</text:p>
          </table:table-cell>
          <table:table-cell office:value-type="float" office:value="0.135581059361697" calcext:value-type="float">
            <text:p>0.1355810594</text:p>
          </table:table-cell>
        </table:table-row>
        <table:table-row table:style-name="ro1">
          <table:table-cell office:value-type="float" office:value="7.91866704320813" calcext:value-type="float">
            <text:p>7.9186670432</text:p>
          </table:table-cell>
          <table:table-cell office:value-type="float" office:value="0.167899720620092" calcext:value-type="float">
            <text:p>0.1678997206</text:p>
          </table:table-cell>
        </table:table-row>
        <table:table-row table:style-name="ro1">
          <table:table-cell office:value-type="float" office:value="8.01000537026127" calcext:value-type="float">
            <text:p>8.0100053703</text:p>
          </table:table-cell>
          <table:table-cell office:value-type="float" office:value="0.175251094340214" calcext:value-type="float">
            <text:p>0.1752510943</text:p>
          </table:table-cell>
        </table:table-row>
        <table:table-row table:style-name="ro1">
          <table:table-cell office:value-type="float" office:value="8.22152305889871" calcext:value-type="float">
            <text:p>8.2215230589</text:p>
          </table:table-cell>
          <table:table-cell office:value-type="float" office:value="0.15843839575495" calcext:value-type="float">
            <text:p>0.1584383958</text:p>
          </table:table-cell>
        </table:table-row>
        <table:table-row table:style-name="ro1">
          <table:table-cell office:value-type="float" office:value="8.51720007984563" calcext:value-type="float">
            <text:p>8.5172000798</text:p>
          </table:table-cell>
          <table:table-cell office:value-type="float" office:value="0.171844492173204" calcext:value-type="float">
            <text:p>0.1718444922</text:p>
          </table:table-cell>
        </table:table-row>
        <table:table-row table:style-name="ro1">
          <table:table-cell office:value-type="float" office:value="8.53562257480873" calcext:value-type="float">
            <text:p>8.5356225748</text:p>
          </table:table-cell>
          <table:table-cell office:value-type="float" office:value="0.177013092040463" calcext:value-type="float">
            <text:p>0.177013092</text:p>
          </table:table-cell>
        </table:table-row>
        <table:table-row table:style-name="ro1">
          <table:table-cell office:value-type="float" office:value="8.73953136761021" calcext:value-type="float">
            <text:p>8.7395313676</text:p>
          </table:table-cell>
          <table:table-cell office:value-type="float" office:value="0.186611195393933" calcext:value-type="float">
            <text:p>0.1866111954</text:p>
          </table:table-cell>
        </table:table-row>
        <table:table-row table:style-name="ro1">
          <table:table-cell office:value-type="float" office:value="8.87648741957868" calcext:value-type="float">
            <text:p>8.8764874196</text:p>
          </table:table-cell>
          <table:table-cell office:value-type="float" office:value="0.222086530643875" calcext:value-type="float">
            <text:p>0.2220865306</text:p>
          </table:table-cell>
        </table:table-row>
        <table:table-row table:style-name="ro1">
          <table:table-cell office:value-type="float" office:value="9.04929805884995" calcext:value-type="float">
            <text:p>9.0492980588</text:p>
          </table:table-cell>
          <table:table-cell office:value-type="float" office:value="0.200438451476299" calcext:value-type="float">
            <text:p>0.2004384515</text:p>
          </table:table-cell>
        </table:table-row>
        <table:table-row table:style-name="ro1">
          <table:table-cell office:value-type="float" office:value="9.20286076487761" calcext:value-type="float">
            <text:p>9.2028607649</text:p>
          </table:table-cell>
          <table:table-cell office:value-type="float" office:value="0.223894088978463" calcext:value-type="float">
            <text:p>0.223894089</text:p>
          </table:table-cell>
        </table:table-row>
        <table:table-row table:style-name="ro1">
          <table:table-cell office:value-type="float" office:value="9.64846555620568" calcext:value-type="float">
            <text:p>9.6484655562</text:p>
          </table:table-cell>
          <table:table-cell office:value-type="float" office:value="0.259583054861355" calcext:value-type="float">
            <text:p>0.2595830549</text:p>
          </table:table-cell>
        </table:table-row>
        <table:table-row table:style-name="ro1">
          <table:table-cell office:value-type="float" office:value="9.67149259987747" calcext:value-type="float">
            <text:p>9.6714925999</text:p>
          </table:table-cell>
          <table:table-cell office:value-type="float" office:value="0.273811157555759" calcext:value-type="float">
            <text:p>0.2738111576</text:p>
          </table:table-cell>
        </table:table-row>
        <table:table-row table:style-name="ro1">
          <table:table-cell office:value-type="float" office:value="9.93608582870665" calcext:value-type="float">
            <text:p>9.9360858287</text:p>
          </table:table-cell>
          <table:table-cell office:value-type="float" office:value="0.294939662061866" calcext:value-type="float">
            <text:p>0.2949396621</text:p>
          </table:table-cell>
        </table:table-row>
        <table:table-row table:style-name="ro1">
          <table:table-cell office:value-type="float" office:value="10.1117576552304" calcext:value-type="float">
            <text:p>10.1117576552</text:p>
          </table:table-cell>
          <table:table-cell office:value-type="float" office:value="0.298334594211134" calcext:value-type="float">
            <text:p>0.2983345942</text:p>
          </table:table-cell>
        </table:table-row>
        <table:table-row table:style-name="ro1">
          <table:table-cell office:value-type="float" office:value="11.0056477377192" calcext:value-type="float">
            <text:p>11.0056477377</text:p>
          </table:table-cell>
          <table:table-cell office:value-type="float" office:value="0.38364480349314" calcext:value-type="float">
            <text:p>0.3836448035</text:p>
          </table:table-cell>
        </table:table-row>
        <table:table-row table:style-name="ro1">
          <table:table-cell office:value-type="float" office:value="11.0380387429431" calcext:value-type="float">
            <text:p>11.0380387429</text:p>
          </table:table-cell>
          <table:table-cell office:value-type="float" office:value="0.375822459887807" calcext:value-type="float">
            <text:p>0.3758224599</text:p>
          </table:table-cell>
        </table:table-row>
        <table:table-row table:style-name="ro1">
          <table:table-cell office:value-type="float" office:value="11.1191763473432" calcext:value-type="float">
            <text:p>11.1191763473</text:p>
          </table:table-cell>
          <table:table-cell office:value-type="float" office:value="0.386687547831206" calcext:value-type="float">
            <text:p>0.3866875478</text:p>
          </table:table-cell>
        </table:table-row>
        <table:table-row table:style-name="ro1">
          <table:table-cell office:value-type="float" office:value="11.4441499835186" calcext:value-type="float">
            <text:p>11.4441499835</text:p>
          </table:table-cell>
          <table:table-cell office:value-type="float" office:value="0.464093769031772" calcext:value-type="float">
            <text:p>0.464093769</text:p>
          </table:table-cell>
        </table:table-row>
        <table:table-row table:style-name="ro1">
          <table:table-cell office:value-type="float" office:value="11.7760623935095" calcext:value-type="float">
            <text:p>11.7760623935</text:p>
          </table:table-cell>
          <table:table-cell office:value-type="float" office:value="0.497147981948674" calcext:value-type="float">
            <text:p>0.4971479819</text:p>
          </table:table-cell>
        </table:table-row>
        <table:table-row table:style-name="ro1">
          <table:table-cell office:value-type="float" office:value="12.1371621861585" calcext:value-type="float">
            <text:p>12.1371621862</text:p>
          </table:table-cell>
          <table:table-cell office:value-type="float" office:value="0.576555397229868" calcext:value-type="float">
            <text:p>0.5765553972</text:p>
          </table:table-cell>
        </table:table-row>
        <table:table-row table:style-name="ro1">
          <table:table-cell office:value-type="float" office:value="12.2701497979523" calcext:value-type="float">
            <text:p>12.270149798</text:p>
          </table:table-cell>
          <table:table-cell office:value-type="float" office:value="0.628392104579657" calcext:value-type="float">
            <text:p>0.6283921046</text:p>
          </table:table-cell>
        </table:table-row>
        <table:table-row table:style-name="ro1">
          <table:table-cell office:value-type="float" office:value="12.4180642234262" calcext:value-type="float">
            <text:p>12.4180642234</text:p>
          </table:table-cell>
          <table:table-cell office:value-type="float" office:value="0.503806637250323" calcext:value-type="float">
            <text:p>0.5038066373</text:p>
          </table:table-cell>
        </table:table-row>
        <table:table-row table:style-name="ro1">
          <table:table-cell office:value-type="float" office:value="12.7632053154792" calcext:value-type="float">
            <text:p>12.7632053155</text:p>
          </table:table-cell>
          <table:table-cell office:value-type="float" office:value="0.54683680265104" calcext:value-type="float">
            <text:p>0.5468368027</text:p>
          </table:table-cell>
        </table:table-row>
        <table:table-row table:style-name="ro1">
          <table:table-cell office:value-type="float" office:value="12.840044533575" calcext:value-type="float">
            <text:p>12.8400445336</text:p>
          </table:table-cell>
          <table:table-cell office:value-type="float" office:value="0.509439455647491" calcext:value-type="float">
            <text:p>0.5094394556</text:p>
          </table:table-cell>
        </table:table-row>
        <table:table-row table:style-name="ro1">
          <table:table-cell office:value-type="float" office:value="13.1623175073832" calcext:value-type="float">
            <text:p>13.1623175074</text:p>
          </table:table-cell>
          <table:table-cell office:value-type="float" office:value="0.574425916994804" calcext:value-type="float">
            <text:p>0.574425917</text:p>
          </table:table-cell>
        </table:table-row>
        <table:table-row table:style-name="ro1">
          <table:table-cell office:value-type="float" office:value="13.1965014585726" calcext:value-type="float">
            <text:p>13.1965014586</text:p>
          </table:table-cell>
          <table:table-cell office:value-type="float" office:value="0.631195981878479" calcext:value-type="float">
            <text:p>0.6311959819</text:p>
          </table:table-cell>
        </table:table-row>
        <table:table-row table:style-name="ro1">
          <table:table-cell office:value-type="float" office:value="13.546660417793" calcext:value-type="float">
            <text:p>13.5466604178</text:p>
          </table:table-cell>
          <table:table-cell office:value-type="float" office:value="0.577502926099256" calcext:value-type="float">
            <text:p>0.5775029261</text:p>
          </table:table-cell>
        </table:table-row>
        <table:table-row table:style-name="ro1">
          <table:table-cell office:value-type="float" office:value="13.6236048310358" calcext:value-type="float">
            <text:p>13.623604831</text:p>
          </table:table-cell>
          <table:table-cell office:value-type="float" office:value="0.622013960174367" calcext:value-type="float">
            <text:p>0.6220139602</text:p>
          </table:table-cell>
        </table:table-row>
        <table:table-row table:style-name="ro1">
          <table:table-cell office:value-type="float" office:value="13.6426622120044" calcext:value-type="float">
            <text:p>13.642662212</text:p>
          </table:table-cell>
          <table:table-cell office:value-type="float" office:value="0.82546491471198" calcext:value-type="float">
            <text:p>0.8254649147</text:p>
          </table:table-cell>
        </table:table-row>
        <table:table-row table:style-name="ro1">
          <table:table-cell office:value-type="float" office:value="13.8029818902707" calcext:value-type="float">
            <text:p>13.8029818903</text:p>
          </table:table-cell>
          <table:table-cell office:value-type="float" office:value="0.620043537773072" calcext:value-type="float">
            <text:p>0.6200435378</text:p>
          </table:table-cell>
        </table:table-row>
        <table:table-row table:style-name="ro1">
          <table:table-cell office:value-type="float" office:value="13.9937290852764" calcext:value-type="float">
            <text:p>13.9937290853</text:p>
          </table:table-cell>
          <table:table-cell office:value-type="float" office:value="0.76237143945512" calcext:value-type="float">
            <text:p>0.7623714395</text:p>
          </table:table-cell>
        </table:table-row>
        <table:table-row table:style-name="ro1">
          <table:table-cell office:value-type="float" office:value="14.2314277592924" calcext:value-type="float">
            <text:p>14.2314277593</text:p>
          </table:table-cell>
          <table:table-cell office:value-type="float" office:value="0.641050592952443" calcext:value-type="float">
            <text:p>0.641050593</text:p>
          </table:table-cell>
        </table:table-row>
        <table:table-row table:style-name="ro1">
          <table:table-cell office:value-type="float" office:value="14.9571676402575" calcext:value-type="float">
            <text:p>14.9571676403</text:p>
          </table:table-cell>
          <table:table-cell office:value-type="float" office:value="0.861545455507337" calcext:value-type="float">
            <text:p>0.8615454555</text:p>
          </table:table-cell>
        </table:table-row>
        <table:table-row table:style-name="ro1">
          <table:table-cell office:value-type="float" office:value="15.0396839404471" calcext:value-type="float">
            <text:p>15.0396839404</text:p>
          </table:table-cell>
          <table:table-cell office:value-type="float" office:value="0.802954058108147" calcext:value-type="float">
            <text:p>0.8029540581</text:p>
          </table:table-cell>
        </table:table-row>
        <table:table-row table:style-name="ro1">
          <table:table-cell office:value-type="float" office:value="16.2988187427313" calcext:value-type="float">
            <text:p>16.2988187427</text:p>
          </table:table-cell>
          <table:table-cell office:value-type="float" office:value="0.753284364810155" calcext:value-type="float">
            <text:p>0.7532843648</text:p>
          </table:table-cell>
        </table:table-row>
        <table:table-row table:style-name="ro1">
          <table:table-cell office:value-type="float" office:value="16.6642738807561" calcext:value-type="float">
            <text:p>16.6642738808</text:p>
          </table:table-cell>
          <table:table-cell office:value-type="float" office:value="0.93078058431589" calcext:value-type="float">
            <text:p>0.9307805843</text:p>
          </table:table-cell>
        </table:table-row>
        <table:table-row table:style-name="ro1">
          <table:table-cell office:value-type="float" office:value="16.8363632717462" calcext:value-type="float">
            <text:p>16.8363632717</text:p>
          </table:table-cell>
          <table:table-cell office:value-type="float" office:value="0.897630581047271" calcext:value-type="float">
            <text:p>0.897630581</text:p>
          </table:table-cell>
        </table:table-row>
        <table:table-row table:style-name="ro1">
          <table:table-cell office:value-type="float" office:value="17.094752678566" calcext:value-type="float">
            <text:p>17.0947526786</text:p>
          </table:table-cell>
          <table:table-cell office:value-type="float" office:value="0.880103699354198" calcext:value-type="float">
            <text:p>0.8801036994</text:p>
          </table:table-cell>
        </table:table-row>
        <table:table-row table:style-name="ro1">
          <table:table-cell office:value-type="float" office:value="17.5815197335596" calcext:value-type="float">
            <text:p>17.5815197336</text:p>
          </table:table-cell>
          <table:table-cell office:value-type="float" office:value="0.895201359675659" calcext:value-type="float">
            <text:p>0.8952013597</text:p>
          </table:table-cell>
        </table:table-row>
        <table:table-row table:style-name="ro1">
          <table:table-cell office:value-type="float" office:value="17.6464266866318" calcext:value-type="float">
            <text:p>17.6464266866</text:p>
          </table:table-cell>
          <table:table-cell office:value-type="float" office:value="1.04331604208219" calcext:value-type="float">
            <text:p>1.0433160421</text:p>
          </table:table-cell>
        </table:table-row>
        <table:table-row table:style-name="ro1">
          <table:table-cell office:value-type="float" office:value="17.7388274197215" calcext:value-type="float">
            <text:p>17.7388274197</text:p>
          </table:table-cell>
          <table:table-cell office:value-type="float" office:value="1.06517955008886" calcext:value-type="float">
            <text:p>1.0651795501</text:p>
          </table:table-cell>
        </table:table-row>
        <table:table-row table:style-name="ro1">
          <table:table-cell office:value-type="float" office:value="18.2546771466871" calcext:value-type="float">
            <text:p>18.2546771467</text:p>
          </table:table-cell>
          <table:table-cell office:value-type="float" office:value="0.907883875166088" calcext:value-type="float">
            <text:p>0.9078838752</text:p>
          </table:table-cell>
        </table:table-row>
        <table:table-row table:style-name="ro1">
          <table:table-cell office:value-type="float" office:value="18.5248371775165" calcext:value-type="float">
            <text:p>18.5248371775</text:p>
          </table:table-cell>
          <table:table-cell office:value-type="float" office:value="1.09063066176152" calcext:value-type="float">
            <text:p>1.0906306618</text:p>
          </table:table-cell>
        </table:table-row>
        <table:table-row table:style-name="ro1">
          <table:table-cell office:value-type="float" office:value="18.5688094654359" calcext:value-type="float">
            <text:p>18.5688094654</text:p>
          </table:table-cell>
          <table:table-cell office:value-type="float" office:value="1.13055828161924" calcext:value-type="float">
            <text:p>1.1305582816</text:p>
          </table:table-cell>
        </table:table-row>
        <table:table-row table:style-name="ro1">
          <table:table-cell office:value-type="float" office:value="18.9483890742957" calcext:value-type="float">
            <text:p>18.9483890743</text:p>
          </table:table-cell>
          <table:table-cell office:value-type="float" office:value="1.10264715403865" calcext:value-type="float">
            <text:p>1.102647154</text:p>
          </table:table-cell>
        </table:table-row>
        <table:table-row table:style-name="ro1">
          <table:table-cell office:value-type="float" office:value="19.3304475291942" calcext:value-type="float">
            <text:p>19.3304475292</text:p>
          </table:table-cell>
          <table:table-cell office:value-type="float" office:value="1.05204265939329" calcext:value-type="float">
            <text:p>1.0520426594</text:p>
          </table:table-cell>
        </table:table-row>
        <table:table-row table:style-name="ro1">
          <table:table-cell office:value-type="float" office:value="19.3419662129787" calcext:value-type="float">
            <text:p>19.341966213</text:p>
          </table:table-cell>
          <table:table-cell office:value-type="float" office:value="1.21515511613388" calcext:value-type="float">
            <text:p>1.2151551161</text:p>
          </table:table-cell>
        </table:table-row>
        <table:table-row table:style-name="ro1">
          <table:table-cell office:value-type="float" office:value="19.5955038653198" calcext:value-type="float">
            <text:p>19.5955038653</text:p>
          </table:table-cell>
          <table:table-cell office:value-type="float" office:value="1.27008573633885" calcext:value-type="float">
            <text:p>1.2700857363</text:p>
          </table:table-cell>
        </table:table-row>
        <table:table-row table:style-name="ro1">
          <table:table-cell office:value-type="float" office:value="19.620381367463" calcext:value-type="float">
            <text:p>19.6203813675</text:p>
          </table:table-cell>
          <table:table-cell office:value-type="float" office:value="1.14571232312556" calcext:value-type="float">
            <text:p>1.1457123231</text:p>
          </table:table-cell>
        </table:table-row>
        <table:table-row table:style-name="ro1">
          <table:table-cell office:value-type="float" office:value="19.6358597481995" calcext:value-type="float">
            <text:p>19.6358597482</text:p>
          </table:table-cell>
          <table:table-cell office:value-type="float" office:value="1.02968766803354" calcext:value-type="float">
            <text:p>1.029687668</text:p>
          </table:table-cell>
        </table:table-row>
        <table:table-row table:style-name="ro1">
          <table:table-cell office:value-type="float" office:value="21.2376390513135" calcext:value-type="float">
            <text:p>21.2376390513</text:p>
          </table:table-cell>
          <table:table-cell office:value-type="float" office:value="1.17184070887494" calcext:value-type="float">
            <text:p>1.1718407089</text:p>
          </table:table-cell>
        </table:table-row>
        <table:table-row table:style-name="ro1">
          <table:table-cell office:value-type="float" office:value="21.3358279756148" calcext:value-type="float">
            <text:p>21.3358279756</text:p>
          </table:table-cell>
          <table:table-cell office:value-type="float" office:value="1.12930272208689" calcext:value-type="float">
            <text:p>1.1293027221</text:p>
          </table:table-cell>
        </table:table-row>
        <table:table-row table:style-name="ro1">
          <table:table-cell office:value-type="float" office:value="21.7235471785359" calcext:value-type="float">
            <text:p>21.7235471785</text:p>
          </table:table-cell>
          <table:table-cell office:value-type="float" office:value="1.26928852532091" calcext:value-type="float">
            <text:p>1.2692885253</text:p>
          </table:table-cell>
        </table:table-row>
        <table:table-row table:style-name="ro1">
          <table:table-cell office:value-type="float" office:value="21.8472119493026" calcext:value-type="float">
            <text:p>21.8472119493</text:p>
          </table:table-cell>
          <table:table-cell office:value-type="float" office:value="1.31286153302306" calcext:value-type="float">
            <text:p>1.312861533</text:p>
          </table:table-cell>
        </table:table-row>
        <table:table-row table:style-name="ro1">
          <table:table-cell office:value-type="float" office:value="22.7048426468928" calcext:value-type="float">
            <text:p>22.7048426469</text:p>
          </table:table-cell>
          <table:table-cell office:value-type="float" office:value="1.36610203535336" calcext:value-type="float">
            <text:p>1.3661020354</text:p>
          </table:table-cell>
        </table:table-row>
        <table:table-row table:style-name="ro1">
          <table:table-cell office:value-type="float" office:value="22.8320923027754" calcext:value-type="float">
            <text:p>22.8320923028</text:p>
          </table:table-cell>
          <table:table-cell office:value-type="float" office:value="1.45271300333568" calcext:value-type="float">
            <text:p>1.4527130033</text:p>
          </table:table-cell>
        </table:table-row>
        <table:table-row table:style-name="ro1">
          <table:table-cell office:value-type="float" office:value="22.936799747866" calcext:value-type="float">
            <text:p>22.9367997479</text:p>
          </table:table-cell>
          <table:table-cell office:value-type="float" office:value="1.33558177059678" calcext:value-type="float">
            <text:p>1.3355817706</text:p>
          </table:table-cell>
        </table:table-row>
        <table:table-row table:style-name="ro1">
          <table:table-cell office:value-type="float" office:value="22.9854851262205" calcext:value-type="float">
            <text:p>22.9854851262</text:p>
          </table:table-cell>
          <table:table-cell office:value-type="float" office:value="1.36526480205437" calcext:value-type="float">
            <text:p>1.3652648021</text:p>
          </table:table-cell>
        </table:table-row>
        <table:table-row table:style-name="ro1">
          <table:table-cell office:value-type="float" office:value="23.2807656759517" calcext:value-type="float">
            <text:p>23.280765676</text:p>
          </table:table-cell>
          <table:table-cell office:value-type="float" office:value="1.42199060159299" calcext:value-type="float">
            <text:p>1.4219906016</text:p>
          </table:table-cell>
        </table:table-row>
        <table:table-row table:style-name="ro1">
          <table:table-cell office:value-type="float" office:value="23.5670409193163" calcext:value-type="float">
            <text:p>23.5670409193</text:p>
          </table:table-cell>
          <table:table-cell office:value-type="float" office:value="1.4308083370047" calcext:value-type="float">
            <text:p>1.430808337</text:p>
          </table:table-cell>
        </table:table-row>
        <table:table-row table:style-name="ro1">
          <table:table-cell office:value-type="float" office:value="24.0939670311692" calcext:value-type="float">
            <text:p>24.0939670312</text:p>
          </table:table-cell>
          <table:table-cell office:value-type="float" office:value="1.40131046095431" calcext:value-type="float">
            <text:p>1.401310461</text:p>
          </table:table-cell>
        </table:table-row>
        <table:table-row table:style-name="ro1">
          <table:table-cell office:value-type="float" office:value="26.6878321569927" calcext:value-type="float">
            <text:p>26.687832157</text:p>
          </table:table-cell>
          <table:table-cell office:value-type="float" office:value="1.68540687825176" calcext:value-type="float">
            <text:p>1.6854068783</text:p>
          </table:table-cell>
        </table:table-row>
        <table:table-row table:style-name="ro1">
          <table:table-cell office:value-type="float" office:value="27.4802900931272" calcext:value-type="float">
            <text:p>27.4802900931</text:p>
          </table:table-cell>
          <table:table-cell office:value-type="float" office:value="1.53503641406811" calcext:value-type="float">
            <text:p>1.5350364141</text:p>
          </table:table-cell>
        </table:table-row>
        <table:table-row table:style-name="ro1">
          <table:table-cell office:value-type="float" office:value="28.9244173434879" calcext:value-type="float">
            <text:p>28.9244173435</text:p>
          </table:table-cell>
          <table:table-cell office:value-type="float" office:value="1.72503045572187" calcext:value-type="float">
            <text:p>1.7250304557</text:p>
          </table:table-cell>
        </table:table-row>
        <table:table-row table:style-name="ro1">
          <table:table-cell office:value-type="float" office:value="28.9744810614107" calcext:value-type="float">
            <text:p>28.9744810614</text:p>
          </table:table-cell>
          <table:table-cell office:value-type="float" office:value="1.82741861796775" calcext:value-type="float">
            <text:p>1.827418618</text:p>
          </table:table-cell>
        </table:table-row>
        <table:table-row table:style-name="ro1">
          <table:table-cell office:value-type="float" office:value="29.2065327905144" calcext:value-type="float">
            <text:p>29.2065327905</text:p>
          </table:table-cell>
          <table:table-cell office:value-type="float" office:value="1.76620256699281" calcext:value-type="float">
            <text:p>1.766202567</text:p>
          </table:table-cell>
        </table:table-row>
        <table:table-row table:style-name="ro1">
          <table:table-cell office:value-type="float" office:value="29.361539982474" calcext:value-type="float">
            <text:p>29.3615399825</text:p>
          </table:table-cell>
          <table:table-cell office:value-type="float" office:value="1.64476896496278" calcext:value-type="float">
            <text:p>1.644768965</text:p>
          </table:table-cell>
        </table:table-row>
        <table:table-row table:style-name="ro1">
          <table:table-cell office:value-type="float" office:value="29.6750607173689" calcext:value-type="float">
            <text:p>29.6750607174</text:p>
          </table:table-cell>
          <table:table-cell office:value-type="float" office:value="1.6402274810612" calcext:value-type="float">
            <text:p>1.6402274811</text:p>
          </table:table-cell>
        </table:table-row>
        <table:table-row table:style-name="ro1">
          <table:table-cell office:value-type="float" office:value="29.8337513967741" calcext:value-type="float">
            <text:p>29.8337513968</text:p>
          </table:table-cell>
          <table:table-cell office:value-type="float" office:value="1.65874070234511" calcext:value-type="float">
            <text:p>1.6587407023</text:p>
          </table:table-cell>
        </table:table-row>
        <table:table-row table:style-name="ro1">
          <table:table-cell office:value-type="float" office:value="31.0373677688875" calcext:value-type="float">
            <text:p>31.0373677689</text:p>
          </table:table-cell>
          <table:table-cell office:value-type="float" office:value="1.89547317455552" calcext:value-type="float">
            <text:p>1.8954731746</text:p>
          </table:table-cell>
        </table:table-row>
        <table:table-row table:style-name="ro1">
          <table:table-cell office:value-type="float" office:value="31.563828177073" calcext:value-type="float">
            <text:p>31.5638281771</text:p>
          </table:table-cell>
          <table:table-cell office:value-type="float" office:value="1.94203115818396" calcext:value-type="float">
            <text:p>1.9420311582</text:p>
          </table:table-cell>
        </table:table-row>
        <table:table-row table:style-name="ro1">
          <table:table-cell office:value-type="float" office:value="32.1966901359968" calcext:value-type="float">
            <text:p>32.196690136</text:p>
          </table:table-cell>
          <table:table-cell office:value-type="float" office:value="2.00465763948651" calcext:value-type="float">
            <text:p>2.0046576395</text:p>
          </table:table-cell>
        </table:table-row>
      </table:table>
      <table:named-expressions/>
      <table:database-ranges>
        <table:database-range table:name="__Anonymous_Sheet_DB__0" table:target-range-address="speedDifference6.A1:speedDifference6.B10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08T17:05:10.070613198</dc:date>
    <meta:editing-duration>PT37M42S</meta:editing-duration>
    <meta:editing-cycles>1</meta:editing-cycles>
    <meta:document-statistic meta:table-count="1" meta:cell-count="200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A000000DD000000DD245BE18F0D847CFC.svm"/>
      </style:chart-properties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45cm" svg:height="9cm" xlink:href=".." xlink:type="simple" chart:class="chart:scatter" chart:style-name="ch1">
        <chart:plot-area chart:style-name="ch2" table:cell-range-address="speedDifference6.A1:speedDifference6.B100" svg:x="1.267cm" svg:y="0.18cm" svg:width="11.914cm" svg:height="7.672cm">
          <chartooo:coordinate-region svg:x="2.001cm" svg:y="0.38cm" svg:width="10.989cm" svg:height="6.823cm"/>
          <chart:axis chart:dimension="x" chart:name="primary-x" chart:style-name="ch3">
            <chart:title svg:x="4.616cm" svg:y="8.033cm" chart:style-name="ch4">
              <text:p>Relative number of graphlets counted</text:p>
            </chart:title>
          </chart:axis>
          <chart:axis chart:dimension="y" chart:name="primary-y" chart:style-name="ch3">
            <chart:title svg:x="0.451cm" svg:y="5.112cm" chart:style-name="ch5">
              <text:p>Speedup factor</text:p>
            </chart:title>
            <chart:grid chart:style-name="ch6" chart:class="major"/>
          </chart:axis>
          <chart:series chart:style-name="ch7" chart:values-cell-range-address="speedDifference6.B1:speedDifference6.B100" chart:class="chart:scatter">
            <chart:domain table:cell-range-address="speedDifference6.A1:speedDifference6.A100"/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23571428571429">
                <text:p>1.23571428571429</text:p>
                <draw:g>
                  <svg:desc>speedDifference6.A1:speedDifference6.A100</svg:desc>
                </draw:g>
              </table:table-cell>
              <table:table-cell office:value-type="float" office:value="0.0564506775284669">
                <text:p>0.0564506775284669</text:p>
                <draw:g>
                  <svg:desc>speedDifference6.B1:speedDifference6.B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0.0852367114181654">
                <text:p>0.08523671141816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63357972544879">
                <text:p>1.63357972544879</text:p>
              </table:table-cell>
              <table:table-cell office:value-type="float" office:value="0.0550405127245673">
                <text:p>0.05504051272456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81549573210768">
                <text:p>1.81549573210768</text:p>
              </table:table-cell>
              <table:table-cell office:value-type="float" office:value="0.0510803278986427">
                <text:p>0.05108032789864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02307242990654">
                <text:p>3.02307242990654</text:p>
              </table:table-cell>
              <table:table-cell office:value-type="float" office:value="0.0502987339974338">
                <text:p>0.05029873399743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26907301066448">
                <text:p>3.26907301066448</text:p>
              </table:table-cell>
              <table:table-cell office:value-type="float" office:value="0.0586814340982309">
                <text:p>0.05868143409823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73306634163329">
                <text:p>3.73306634163329</text:p>
              </table:table-cell>
              <table:table-cell office:value-type="float" office:value="0.0520476979590803">
                <text:p>0.05204769795908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81176216216216">
                <text:p>3.81176216216216</text:p>
              </table:table-cell>
              <table:table-cell office:value-type="float" office:value="0.0505189132232213">
                <text:p>0.05051891322322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04294156270519">
                <text:p>4.04294156270519</text:p>
              </table:table-cell>
              <table:table-cell office:value-type="float" office:value="0.0765312360658703">
                <text:p>0.07653123606587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1894794122982">
                <text:p>4.1894794122982</text:p>
              </table:table-cell>
              <table:table-cell office:value-type="float" office:value="0.0687178875706613">
                <text:p>0.06871788757066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22066416499732">
                <text:p>4.22066416499732</text:p>
              </table:table-cell>
              <table:table-cell office:value-type="float" office:value="0.0525168382569563">
                <text:p>0.05251683825695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28986433161712">
                <text:p>4.28986433161712</text:p>
              </table:table-cell>
              <table:table-cell office:value-type="float" office:value="0.0590547193174331">
                <text:p>0.05905471931743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32169882064217">
                <text:p>4.32169882064217</text:p>
              </table:table-cell>
              <table:table-cell office:value-type="float" office:value="0.0611587149123629">
                <text:p>0.06115871491236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3635899327526">
                <text:p>5.3635899327526</text:p>
              </table:table-cell>
              <table:table-cell office:value-type="float" office:value="0.0720539747240251">
                <text:p>0.07205397472402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46398651663114">
                <text:p>5.46398651663114</text:p>
              </table:table-cell>
              <table:table-cell office:value-type="float" office:value="0.0683536731703415">
                <text:p>0.06835367317034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87158724079444">
                <text:p>5.87158724079444</text:p>
              </table:table-cell>
              <table:table-cell office:value-type="float" office:value="0.0725622087385524">
                <text:p>0.07256220873855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00597963340122">
                <text:p>6.00597963340122</text:p>
              </table:table-cell>
              <table:table-cell office:value-type="float" office:value="0.0748565106150265">
                <text:p>0.07485651061502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39381648110591">
                <text:p>6.39381648110591</text:p>
              </table:table-cell>
              <table:table-cell office:value-type="float" office:value="0.0831543743953202">
                <text:p>0.08315437439532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41393270683001">
                <text:p>6.41393270683001</text:p>
              </table:table-cell>
              <table:table-cell office:value-type="float" office:value="0.0820829655565521">
                <text:p>0.08208296555655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64870897683398">
                <text:p>6.64870897683398</text:p>
              </table:table-cell>
              <table:table-cell office:value-type="float" office:value="0.0892378570794653">
                <text:p>0.08923785707946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69694706009554">
                <text:p>6.69694706009554</text:p>
              </table:table-cell>
              <table:table-cell office:value-type="float" office:value="0.0950904491390746">
                <text:p>0.09509044913907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1140019379845">
                <text:p>7.1140019379845</text:p>
              </table:table-cell>
              <table:table-cell office:value-type="float" office:value="0.110341662094534">
                <text:p>0.1103416620945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2220498500362">
                <text:p>7.2220498500362</text:p>
              </table:table-cell>
              <table:table-cell office:value-type="float" office:value="0.124676998051651">
                <text:p>0.1246769980516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27989951147546">
                <text:p>7.27989951147546</text:p>
              </table:table-cell>
              <table:table-cell office:value-type="float" office:value="0.122229139367677">
                <text:p>0.1222291393676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36543326926743">
                <text:p>7.36543326926743</text:p>
              </table:table-cell>
              <table:table-cell office:value-type="float" office:value="0.12245404483616">
                <text:p>0.122454044836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56913616089102">
                <text:p>7.56913616089102</text:p>
              </table:table-cell>
              <table:table-cell office:value-type="float" office:value="0.123924593262133">
                <text:p>0.1239245932621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.63807713702948">
                <text:p>7.63807713702948</text:p>
              </table:table-cell>
              <table:table-cell office:value-type="float" office:value="0.129161579083201">
                <text:p>0.1291615790832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64192017340608">
                <text:p>7.64192017340608</text:p>
              </table:table-cell>
              <table:table-cell office:value-type="float" office:value="0.123527120768663">
                <text:p>0.1235271207686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.90115782083787">
                <text:p>7.90115782083787</text:p>
              </table:table-cell>
              <table:table-cell office:value-type="float" office:value="0.135581059361697">
                <text:p>0.1355810593616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.91866704320813">
                <text:p>7.91866704320813</text:p>
              </table:table-cell>
              <table:table-cell office:value-type="float" office:value="0.167899720620092">
                <text:p>0.1678997206200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.01000537026127">
                <text:p>8.01000537026127</text:p>
              </table:table-cell>
              <table:table-cell office:value-type="float" office:value="0.175251094340214">
                <text:p>0.1752510943402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.22152305889871">
                <text:p>8.22152305889871</text:p>
              </table:table-cell>
              <table:table-cell office:value-type="float" office:value="0.15843839575495">
                <text:p>0.158438395754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.51720007984563">
                <text:p>8.51720007984563</text:p>
              </table:table-cell>
              <table:table-cell office:value-type="float" office:value="0.171844492173204">
                <text:p>0.1718444921732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.53562257480873">
                <text:p>8.53562257480873</text:p>
              </table:table-cell>
              <table:table-cell office:value-type="float" office:value="0.177013092040463">
                <text:p>0.1770130920404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.73953136761021">
                <text:p>8.73953136761021</text:p>
              </table:table-cell>
              <table:table-cell office:value-type="float" office:value="0.186611195393933">
                <text:p>0.1866111953939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.87648741957868">
                <text:p>8.87648741957868</text:p>
              </table:table-cell>
              <table:table-cell office:value-type="float" office:value="0.222086530643875">
                <text:p>0.2220865306438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.04929805884995">
                <text:p>9.04929805884995</text:p>
              </table:table-cell>
              <table:table-cell office:value-type="float" office:value="0.200438451476299">
                <text:p>0.2004384514762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.20286076487761">
                <text:p>9.20286076487761</text:p>
              </table:table-cell>
              <table:table-cell office:value-type="float" office:value="0.223894088978463">
                <text:p>0.2238940889784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.64846555620568">
                <text:p>9.64846555620568</text:p>
              </table:table-cell>
              <table:table-cell office:value-type="float" office:value="0.259583054861355">
                <text:p>0.2595830548613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.67149259987747">
                <text:p>9.67149259987747</text:p>
              </table:table-cell>
              <table:table-cell office:value-type="float" office:value="0.273811157555759">
                <text:p>0.2738111575557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.93608582870665">
                <text:p>9.93608582870665</text:p>
              </table:table-cell>
              <table:table-cell office:value-type="float" office:value="0.294939662061866">
                <text:p>0.29493966206186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.1117576552304">
                <text:p>10.1117576552304</text:p>
              </table:table-cell>
              <table:table-cell office:value-type="float" office:value="0.298334594211134">
                <text:p>0.2983345942111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.0056477377192">
                <text:p>11.0056477377192</text:p>
              </table:table-cell>
              <table:table-cell office:value-type="float" office:value="0.38364480349314">
                <text:p>0.383644803493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.0380387429431">
                <text:p>11.0380387429431</text:p>
              </table:table-cell>
              <table:table-cell office:value-type="float" office:value="0.375822459887807">
                <text:p>0.3758224598878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.1191763473432">
                <text:p>11.1191763473432</text:p>
              </table:table-cell>
              <table:table-cell office:value-type="float" office:value="0.386687547831206">
                <text:p>0.3866875478312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.4441499835186">
                <text:p>11.4441499835186</text:p>
              </table:table-cell>
              <table:table-cell office:value-type="float" office:value="0.464093769031772">
                <text:p>0.4640937690317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.7760623935095">
                <text:p>11.7760623935095</text:p>
              </table:table-cell>
              <table:table-cell office:value-type="float" office:value="0.497147981948674">
                <text:p>0.49714798194867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.1371621861585">
                <text:p>12.1371621861585</text:p>
              </table:table-cell>
              <table:table-cell office:value-type="float" office:value="0.576555397229868">
                <text:p>0.5765553972298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.2701497979523">
                <text:p>12.2701497979523</text:p>
              </table:table-cell>
              <table:table-cell office:value-type="float" office:value="0.628392104579657">
                <text:p>0.6283921045796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.4180642234262">
                <text:p>12.4180642234262</text:p>
              </table:table-cell>
              <table:table-cell office:value-type="float" office:value="0.503806637250323">
                <text:p>0.5038066372503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.7632053154792">
                <text:p>12.7632053154792</text:p>
              </table:table-cell>
              <table:table-cell office:value-type="float" office:value="0.54683680265104">
                <text:p>0.5468368026510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.840044533575">
                <text:p>12.840044533575</text:p>
              </table:table-cell>
              <table:table-cell office:value-type="float" office:value="0.509439455647491">
                <text:p>0.5094394556474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.1623175073832">
                <text:p>13.1623175073832</text:p>
              </table:table-cell>
              <table:table-cell office:value-type="float" office:value="0.574425916994804">
                <text:p>0.57442591699480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.1965014585726">
                <text:p>13.1965014585726</text:p>
              </table:table-cell>
              <table:table-cell office:value-type="float" office:value="0.631195981878479">
                <text:p>0.63119598187847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.546660417793">
                <text:p>13.546660417793</text:p>
              </table:table-cell>
              <table:table-cell office:value-type="float" office:value="0.577502926099256">
                <text:p>0.5775029260992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.6236048310358">
                <text:p>13.6236048310358</text:p>
              </table:table-cell>
              <table:table-cell office:value-type="float" office:value="0.622013960174367">
                <text:p>0.6220139601743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3.6426622120044">
                <text:p>13.6426622120044</text:p>
              </table:table-cell>
              <table:table-cell office:value-type="float" office:value="0.82546491471198">
                <text:p>0.825464914711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.8029818902707">
                <text:p>13.8029818902707</text:p>
              </table:table-cell>
              <table:table-cell office:value-type="float" office:value="0.620043537773072">
                <text:p>0.62004353777307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.9937290852764">
                <text:p>13.9937290852764</text:p>
              </table:table-cell>
              <table:table-cell office:value-type="float" office:value="0.76237143945512">
                <text:p>0.7623714394551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.2314277592924">
                <text:p>14.2314277592924</text:p>
              </table:table-cell>
              <table:table-cell office:value-type="float" office:value="0.641050592952443">
                <text:p>0.64105059295244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.9571676402575">
                <text:p>14.9571676402575</text:p>
              </table:table-cell>
              <table:table-cell office:value-type="float" office:value="0.861545455507337">
                <text:p>0.8615454555073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.0396839404471">
                <text:p>15.0396839404471</text:p>
              </table:table-cell>
              <table:table-cell office:value-type="float" office:value="0.802954058108147">
                <text:p>0.80295405810814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.2988187427313">
                <text:p>16.2988187427313</text:p>
              </table:table-cell>
              <table:table-cell office:value-type="float" office:value="0.753284364810155">
                <text:p>0.7532843648101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.6642738807561">
                <text:p>16.6642738807561</text:p>
              </table:table-cell>
              <table:table-cell office:value-type="float" office:value="0.93078058431589">
                <text:p>0.930780584315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.8363632717462">
                <text:p>16.8363632717462</text:p>
              </table:table-cell>
              <table:table-cell office:value-type="float" office:value="0.897630581047271">
                <text:p>0.89763058104727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.094752678566">
                <text:p>17.094752678566</text:p>
              </table:table-cell>
              <table:table-cell office:value-type="float" office:value="0.880103699354198">
                <text:p>0.88010369935419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.5815197335596">
                <text:p>17.5815197335596</text:p>
              </table:table-cell>
              <table:table-cell office:value-type="float" office:value="0.895201359675659">
                <text:p>0.89520135967565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.6464266866318">
                <text:p>17.6464266866318</text:p>
              </table:table-cell>
              <table:table-cell office:value-type="float" office:value="1.04331604208219">
                <text:p>1.043316042082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.7388274197215">
                <text:p>17.7388274197215</text:p>
              </table:table-cell>
              <table:table-cell office:value-type="float" office:value="1.06517955008886">
                <text:p>1.0651795500888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8.2546771466871">
                <text:p>18.2546771466871</text:p>
              </table:table-cell>
              <table:table-cell office:value-type="float" office:value="0.907883875166088">
                <text:p>0.90788387516608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8.5248371775165">
                <text:p>18.5248371775165</text:p>
              </table:table-cell>
              <table:table-cell office:value-type="float" office:value="1.09063066176152">
                <text:p>1.0906306617615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.5688094654359">
                <text:p>18.5688094654359</text:p>
              </table:table-cell>
              <table:table-cell office:value-type="float" office:value="1.13055828161924">
                <text:p>1.1305582816192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8.9483890742957">
                <text:p>18.9483890742957</text:p>
              </table:table-cell>
              <table:table-cell office:value-type="float" office:value="1.10264715403865">
                <text:p>1.1026471540386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.3304475291942">
                <text:p>19.3304475291942</text:p>
              </table:table-cell>
              <table:table-cell office:value-type="float" office:value="1.05204265939329">
                <text:p>1.0520426593932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.3419662129787">
                <text:p>19.3419662129787</text:p>
              </table:table-cell>
              <table:table-cell office:value-type="float" office:value="1.21515511613388">
                <text:p>1.2151551161338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.5955038653198">
                <text:p>19.5955038653198</text:p>
              </table:table-cell>
              <table:table-cell office:value-type="float" office:value="1.27008573633885">
                <text:p>1.2700857363388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.620381367463">
                <text:p>19.620381367463</text:p>
              </table:table-cell>
              <table:table-cell office:value-type="float" office:value="1.14571232312556">
                <text:p>1.1457123231255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.6358597481995">
                <text:p>19.6358597481995</text:p>
              </table:table-cell>
              <table:table-cell office:value-type="float" office:value="1.02968766803354">
                <text:p>1.0296876680335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1.2376390513135">
                <text:p>21.2376390513135</text:p>
              </table:table-cell>
              <table:table-cell office:value-type="float" office:value="1.17184070887494">
                <text:p>1.1718407088749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1.3358279756148">
                <text:p>21.3358279756148</text:p>
              </table:table-cell>
              <table:table-cell office:value-type="float" office:value="1.12930272208689">
                <text:p>1.1293027220868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1.7235471785359">
                <text:p>21.7235471785359</text:p>
              </table:table-cell>
              <table:table-cell office:value-type="float" office:value="1.26928852532091">
                <text:p>1.2692885253209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1.8472119493026">
                <text:p>21.8472119493026</text:p>
              </table:table-cell>
              <table:table-cell office:value-type="float" office:value="1.31286153302306">
                <text:p>1.3128615330230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2.7048426468928">
                <text:p>22.7048426468928</text:p>
              </table:table-cell>
              <table:table-cell office:value-type="float" office:value="1.36610203535336">
                <text:p>1.366102035353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2.8320923027754">
                <text:p>22.8320923027754</text:p>
              </table:table-cell>
              <table:table-cell office:value-type="float" office:value="1.45271300333568">
                <text:p>1.4527130033356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2.936799747866">
                <text:p>22.936799747866</text:p>
              </table:table-cell>
              <table:table-cell office:value-type="float" office:value="1.33558177059678">
                <text:p>1.3355817705967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2.9854851262205">
                <text:p>22.9854851262205</text:p>
              </table:table-cell>
              <table:table-cell office:value-type="float" office:value="1.36526480205437">
                <text:p>1.3652648020543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3.2807656759517">
                <text:p>23.2807656759517</text:p>
              </table:table-cell>
              <table:table-cell office:value-type="float" office:value="1.42199060159299">
                <text:p>1.421990601592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3.5670409193163">
                <text:p>23.5670409193163</text:p>
              </table:table-cell>
              <table:table-cell office:value-type="float" office:value="1.4308083370047">
                <text:p>1.430808337004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4.0939670311692">
                <text:p>24.0939670311692</text:p>
              </table:table-cell>
              <table:table-cell office:value-type="float" office:value="1.40131046095431">
                <text:p>1.4013104609543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6.6878321569927">
                <text:p>26.6878321569927</text:p>
              </table:table-cell>
              <table:table-cell office:value-type="float" office:value="1.68540687825176">
                <text:p>1.6854068782517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.4802900931272">
                <text:p>27.4802900931272</text:p>
              </table:table-cell>
              <table:table-cell office:value-type="float" office:value="1.53503641406811">
                <text:p>1.5350364140681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8.9244173434879">
                <text:p>28.9244173434879</text:p>
              </table:table-cell>
              <table:table-cell office:value-type="float" office:value="1.72503045572187">
                <text:p>1.7250304557218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8.9744810614107">
                <text:p>28.9744810614107</text:p>
              </table:table-cell>
              <table:table-cell office:value-type="float" office:value="1.82741861796775">
                <text:p>1.827418617967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9.2065327905144">
                <text:p>29.2065327905144</text:p>
              </table:table-cell>
              <table:table-cell office:value-type="float" office:value="1.76620256699281">
                <text:p>1.7662025669928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9.361539982474">
                <text:p>29.361539982474</text:p>
              </table:table-cell>
              <table:table-cell office:value-type="float" office:value="1.64476896496278">
                <text:p>1.6447689649627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9.6750607173689">
                <text:p>29.6750607173689</text:p>
              </table:table-cell>
              <table:table-cell office:value-type="float" office:value="1.6402274810612">
                <text:p>1.640227481061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9.8337513967741">
                <text:p>29.8337513967741</text:p>
              </table:table-cell>
              <table:table-cell office:value-type="float" office:value="1.65874070234511">
                <text:p>1.6587407023451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1.0373677688875">
                <text:p>31.0373677688875</text:p>
              </table:table-cell>
              <table:table-cell office:value-type="float" office:value="1.89547317455552">
                <text:p>1.8954731745555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1.563828177073">
                <text:p>31.563828177073</text:p>
              </table:table-cell>
              <table:table-cell office:value-type="float" office:value="1.94203115818396">
                <text:p>1.9420311581839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2.1966901359968">
                <text:p>32.1966901359968</text:p>
              </table:table-cell>
              <table:table-cell office:value-type="float" office:value="2.00465763948651">
                <text:p>2.004657639486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